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tarSymbol" style:font-charset="x-symbol" svg:font-family="StarSymbol" style:font-family-generic="system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 fo:text-align="center"/>
      <style:text-properties fo:font-size="24pt" style:font-size-asian="24pt"/>
    </style:style>
    <style:style style:name="P2" style:parent-style-name="Textbody" style:family="paragraph">
      <style:paragraph-properties fo:text-align="center"/>
      <style:text-properties fo:font-size="24pt" style:font-size-asian="24pt"/>
    </style:style>
    <style:style style:name="P3" style:parent-style-name="Textbody" style:family="paragraph">
      <style:paragraph-properties fo:text-align="center"/>
      <style:text-properties fo:font-size="24pt" style:font-size-asian="24pt"/>
    </style:style>
    <style:style style:name="P4" style:parent-style-name="Textbody" style:family="paragraph">
      <style:paragraph-properties fo:text-align="center"/>
      <style:text-properties fo:font-size="24pt" style:font-size-asian="24pt"/>
    </style:style>
    <style:style style:name="P5" style:parent-style-name="Textbody" style:family="paragraph">
      <style:paragraph-properties fo:text-align="center"/>
    </style:style>
    <style:style style:name="T6" style:parent-style-name="Car.predefinitoparagrafo" style:family="text">
      <style:text-properties fo:font-size="24pt" style:font-size-asian="24pt"/>
    </style:style>
    <style:style style:name="T7" style:parent-style-name="Car.predefinitoparagrafo" style:family="text">
      <style:text-properties fo:font-style="italic" style:font-style-asian="italic" style:font-style-complex="italic" fo:font-size="24pt" style:font-size-asian="24pt"/>
    </style:style>
    <style:style style:name="T8" style:parent-style-name="Car.predefinitoparagrafo" style:family="text">
      <style:text-properties fo:font-size="24pt" style:font-size-asian="24pt"/>
    </style:style>
    <style:style style:name="P9" style:parent-style-name="Textbody" style:family="paragraph">
      <style:paragraph-properties fo:text-align="center"/>
      <style:text-properties fo:font-size="24pt" style:font-size-asian="24pt"/>
    </style:style>
    <style:style style:name="P10" style:parent-style-name="Textbody" style:family="paragraph">
      <style:paragraph-properties fo:text-align="center"/>
      <style:text-properties fo:font-size="24pt" style:font-size-asian="24pt"/>
    </style:style>
    <style:style style:name="P11" style:parent-style-name="Textbody" style:family="paragraph">
      <style:paragraph-properties fo:text-align="center"/>
      <style:text-properties fo:font-size="24pt" style:font-size-asian="24pt"/>
    </style:style>
    <style:style style:name="P12" style:parent-style-name="Textbody" style:family="paragraph">
      <style:paragraph-properties fo:text-align="center"/>
      <style:text-properties fo:font-size="24pt" style:font-size-asian="24pt"/>
    </style:style>
    <style:style style:name="P13" style:parent-style-name="Textbody" style:family="paragraph">
      <style:paragraph-properties fo:text-align="center"/>
      <style:text-properties fo:font-size="24pt" style:font-size-asian="24pt"/>
    </style:style>
    <style:style style:name="P14" style:parent-style-name="Textbody" style:family="paragraph">
      <style:paragraph-properties fo:text-align="center"/>
      <style:text-properties fo:font-size="24pt" style:font-size-asian="24pt"/>
    </style:style>
    <style:style style:name="P15" style:parent-style-name="Textbody" style:family="paragraph">
      <style:paragraph-properties fo:text-align="center"/>
      <style:text-properties fo:font-size="24pt" style:font-size-asian="24pt"/>
    </style:style>
    <style:style style:name="P16" style:parent-style-name="Textbody" style:family="paragraph">
      <style:paragraph-properties fo:text-align="center"/>
      <style:text-properties fo:font-size="24pt" style:font-size-asian="24pt"/>
    </style:style>
    <style:style style:name="P17" style:parent-style-name="Textbody" style:family="paragraph">
      <style:paragraph-properties fo:text-align="center"/>
      <style:text-properties fo:font-size="24pt" style:font-size-asian="24pt"/>
    </style:style>
    <style:style style:name="P18" style:parent-style-name="Textbody" style:family="paragraph">
      <style:paragraph-properties fo:text-align="center"/>
      <style:text-properties fo:font-size="24pt" style:font-size-asian="24pt"/>
    </style:style>
    <style:style style:name="P19" style:parent-style-name="Textbody" style:family="paragraph">
      <style:paragraph-properties fo:text-align="center"/>
      <style:text-properties fo:font-size="24pt" style:font-size-asian="24pt"/>
    </style:style>
    <style:style style:name="P20" style:parent-style-name="Textbody" style:family="paragraph">
      <style:paragraph-properties fo:text-align="center"/>
      <style:text-properties fo:font-size="24pt" style:font-size-asian="24pt"/>
    </style:style>
    <style:style style:name="P21" style:parent-style-name="Textbody" style:family="paragraph">
      <style:paragraph-properties fo:text-align="center"/>
      <style:text-properties fo:font-size="24pt" style:font-size-asian="24pt"/>
    </style:style>
    <style:style style:name="P22" style:parent-style-name="ContentsHeading" style:family="paragraph">
      <style:paragraph-properties>
        <style:tab-stops>
          <style:tab-stop style:type="right" style:leader-style="dotted" style:leader-text="." style:position="6.925in"/>
        </style:tab-stops>
      </style:paragraph-properties>
    </style:style>
    <style:style style:name="P23" style:parent-style-name="Standard" style:family="paragraph">
      <style:paragraph-properties fo:line-height="200%" fo:text-indent="0.5in"/>
    </style:style>
    <style:style style:name="T24" style:parent-style-name="Car.predefinitoparagrafo" style:family="text">
      <style:text-properties fo:font-style="italic" style:font-style-asian="italic" style:font-style-complex="italic"/>
    </style:style>
    <style:style style:name="P25" style:parent-style-name="Standard" style:family="paragraph">
      <style:paragraph-properties fo:line-height="200%" fo:text-indent="0.5in"/>
    </style:style>
    <style:style style:name="P26" style:parent-style-name="Standard" style:family="paragraph">
      <style:paragraph-properties fo:line-height="200%"/>
    </style:style>
    <style:style style:name="P27" style:parent-style-name="Standard" style:family="paragraph">
      <style:paragraph-properties fo:line-height="200%"/>
    </style:style>
    <style:style style:name="P28" style:parent-style-name="Standard" style:family="paragraph">
      <style:paragraph-properties fo:line-height="200%"/>
    </style:style>
    <style:style style:name="P29" style:parent-style-name="Standard" style:family="paragraph">
      <style:paragraph-properties fo:line-height="200%"/>
    </style:style>
    <style:style style:name="P30" style:parent-style-name="Standard" style:family="paragraph">
      <style:paragraph-properties fo:line-height="200%"/>
    </style:style>
    <style:style style:name="T31" style:parent-style-name="Car.predefinitoparagrafo" style:family="text">
      <style:text-properties fo:color="#000000"/>
    </style:style>
    <style:style style:name="P32" style:parent-style-name="Standard" style:family="paragraph">
      <style:paragraph-properties fo:line-height="200%"/>
    </style:style>
    <style:style style:name="P33" style:parent-style-name="Standard" style:family="paragraph">
      <style:paragraph-properties fo:line-height="200%"/>
    </style:style>
    <style:style style:name="P34" style:parent-style-name="Standard" style:family="paragraph">
      <style:paragraph-properties fo:line-height="200%"/>
    </style:style>
    <style:style style:name="P35" style:parent-style-name="TableContents" style:family="paragraph">
      <style:paragraph-properties fo:line-height="200%"/>
    </style:style>
    <style:style style:name="P36" style:parent-style-name="TableContents" style:family="paragraph">
      <style:paragraph-properties fo:line-height="200%"/>
    </style:style>
    <style:style style:name="P37" style:parent-style-name="TableContents" style:family="paragraph">
      <style:paragraph-properties fo:line-height="200%"/>
    </style:style>
    <style:style style:name="P38" style:parent-style-name="TableContents" style:family="paragraph">
      <style:paragraph-properties fo:line-height="200%"/>
    </style:style>
    <style:style style:name="P39" style:parent-style-name="TableContents" style:family="paragraph">
      <style:paragraph-properties fo:line-height="200%"/>
    </style:style>
    <style:style style:name="P40" style:parent-style-name="TableContents" style:family="paragraph">
      <style:paragraph-properties fo:line-height="200%"/>
    </style:style>
    <style:style style:name="P41" style:parent-style-name="Standard" style:family="paragraph">
      <style:paragraph-properties fo:line-height="200%"/>
    </style:style>
    <style:style style:name="P42" style:parent-style-name="Standard" style:family="paragraph">
      <style:paragraph-properties fo:line-height="200%"/>
    </style:style>
    <style:style style:name="P43" style:parent-style-name="Standard" style:family="paragraph">
      <style:paragraph-properties fo:line-height="200%"/>
    </style:style>
    <style:style style:name="P44" style:parent-style-name="Standard" style:family="paragraph">
      <style:paragraph-properties fo:line-height="200%"/>
    </style:style>
    <style:style style:name="P45" style:parent-style-name="Standard" style:family="paragraph">
      <style:paragraph-properties fo:line-height="200%"/>
      <style:text-properties fo:color="#FF0000"/>
    </style:style>
    <style:style style:name="P46" style:parent-style-name="Standard" style:family="paragraph">
      <style:paragraph-properties fo:line-height="200%"/>
      <style:text-properties fo:color="#FF0000"/>
    </style:style>
    <style:style style:name="P47" style:parent-style-name="Standard" style:family="paragraph">
      <style:paragraph-properties fo:line-height="200%"/>
      <style:text-properties fo:color="#FF0000"/>
    </style:style>
    <style:style style:name="P48" style:parent-style-name="Standard" style:family="paragraph">
      <style:paragraph-properties fo:line-height="200%"/>
      <style:text-properties fo:color="#FF0000"/>
    </style:style>
    <style:style style:name="P49" style:parent-style-name="Standard" style:family="paragraph">
      <style:paragraph-properties fo:line-height="200%"/>
      <style:text-properties fo:color="#FF0000"/>
    </style:style>
    <style:style style:name="P50" style:parent-style-name="Standard" style:family="paragraph">
      <style:paragraph-properties fo:line-height="200%"/>
      <style:text-properties fo:color="#FF0000"/>
    </style:style>
    <style:style style:name="P51" style:parent-style-name="Standard" style:family="paragraph">
      <style:paragraph-properties fo:line-height="200%"/>
      <style:text-properties fo:color="#FF0000"/>
    </style:style>
    <style:style style:name="P52" style:parent-style-name="Standard" style:family="paragraph">
      <style:paragraph-properties fo:line-height="200%"/>
      <style:text-properties fo:color="#FF0000"/>
    </style:style>
  </office:automatic-styles>
  <office:body>
    <office:text text:use-soft-page-breaks="true">
      <text:p text:style-name="P1">Software Design Documents</text:p>
      <text:p text:style-name="P2"/>
      <text:p text:style-name="P3">Version 1.0</text:p>
      <text:p text:style-name="P4">24 Aprile</text:p>
      <text:p text:style-name="P5"><text:span text:style-name="T6">&lt;</text:span><text:span text:style-name="T7">Nome del software</text:span><text:span text:style-name="T8">&gt;</text:span></text:p>
      <text:p text:style-name="P9">&lt;Chi l’ha scritto&gt;</text:p>
      <text:p text:style-name="P10">Esercizio di Software Engineering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h text:style-name="Titolo1" text:outline-level="1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2">Table of Contents</text:p>
          <text:p text:style-name="Contents1"><text:a xlink:href="#__RefHeading___Toc2872_1143973977" office:target-frame-name="_top" xlink:show="replace">1 Introduction<text:tab/>2</text:a></text:p>
          <text:p text:style-name="Contents1"><text:a xlink:href="#__RefHeading___Toc2874_1143973977" office:target-frame-name="_top" xlink:show="replace">2 System Overview<text:tab/>2</text:a></text:p>
          <text:p text:style-name="Contents1"><text:a xlink:href="#__RefHeading___Toc2876_1143973977" office:target-frame-name="_top" xlink:show="replace">3 Models<text:tab/>2</text:a></text:p>
          <text:p text:style-name="Contents2"><text:a xlink:href="#__RefHeading___Toc2878_1143973977" office:target-frame-name="_top" xlink:show="replace">3.1 Static Models<text:tab/>2</text:a></text:p>
          <text:p text:style-name="Contents3"><text:a xlink:href="#__RefHeading___Toc2880_1143973977" office:target-frame-name="_top" xlink:show="replace">3.1.1 Use Cases Diagram<text:tab/>2</text:a></text:p>
          <text:p text:style-name="Contents3"><text:a xlink:href="#__RefHeading___Toc2882_1143973977" office:target-frame-name="_top" xlink:show="replace">3.1.2 Class Diagram<text:tab/>2</text:a></text:p>
          <text:p text:style-name="Contents3"><text:a xlink:href="#__RefHeading___Toc2884_1143973977" office:target-frame-name="_top" xlink:show="replace">3.1.3 Object Diagram<text:tab/>2</text:a></text:p>
          <text:p text:style-name="Contents2"><text:a xlink:href="#__RefHeading___Toc2886_1143973977" office:target-frame-name="_top" xlink:show="replace">3.2 Dynamic Models<text:tab/>2</text:a></text:p>
          <text:p text:style-name="Contents3"><text:a xlink:href="#__RefHeading___Toc2888_1143973977" office:target-frame-name="_top" xlink:show="replace">3.2.1 Sequence Diagrams<text:tab/>2</text:a></text:p>
          <text:p text:style-name="Contents3"><text:a xlink:href="#__RefHeading___Toc2890_1143973977" office:target-frame-name="_top" xlink:show="replace">3.2.2 Activity Diagrams<text:tab/>2</text:a></text:p>
          <text:p text:style-name="Contents3"><text:a xlink:href="#__RefHeading___Toc2892_1143973977" office:target-frame-name="_top" xlink:show="replace">3.2.3 State Machine Diagrams<text:tab/>2</text:a></text:p>
          <text:p text:style-name="Contents2"><text:a xlink:href="#__RefHeading___Toc2886_1143973977" office:target-frame-name="_top" xlink:show="replace">3.2 Vincoli aggiuntivi<text:tab/>2</text:a></text:p>
          <text:p text:style-name="Contents3"/>
          <text:p text:style-name="Contents3"/>
        </text:index-body>
      </text:table-of-content>
      <text:h text:style-name="Titolo1" text:outline-level="1"/>
      <text:h text:style-name="Titolo1" text:outline-level="1"/>
      <text:h text:style-name="Titolo1" text:outline-level="1"><text:bookmark-start text:name="__RefHeading___Toc2872_1143973977"/>1 Introduction<text:bookmark-end text:name="__RefHeading___Toc2872_1143973977"/></text:h>
      <text:h text:style-name="Titolo1" text:outline-level="1">2 System Overview</text:h>
      <text:p text:style-name="P23">Lo scopo del progetto è quello di descrivere tramite un insieme di modelli UML il “Software per Diagnostica dei sistemi fisici<text:s/><text:span text:style-name="T24">”</text:span>, riferimento al documento “srs_p2_Picasso_Ratto_Andrea.odt”. In questa prima versione, rispetto al sistema descritto in XXX, si eseguono le seguenti semplificazioni:</text:p>
      <text:p text:style-name="P25"/>
      <text:list text:style-name="LFO1" text:continue-numbering="true">
        <text:list-item>
          <text:p text:style-name="P26">Al fine di elliminare la parte back-end si rimuove la funzionalità del salvataggio, perciò i seguenti use case vengono eliminati</text:p>
          <text:list text:continue-numbering="true">
            <text:list-item>
              <text:p text:style-name="P27">Importa regola UC2</text:p>
            </text:list-item>
            <text:list-item>
              <text:p text:style-name="P28">Salva Regola<text:tab/>UC4</text:p>
            </text:list-item>
            <text:list-item>
              <text:p text:style-name="P29">Apri regola Salvata UC5</text:p>
            </text:list-item>
            <text:list-item>
              <text:p text:style-name="P30">Rimuovi porta operatore complesso<text:s/><text:span text:style-name="T31">(in quanto la libreria utilizzata non consente di selezionare una porta)</text:span></text:p>
            </text:list-item>
          </text:list>
        </text:list-item>
      </text:list>
      <text:p text:style-name="P32"/>
      <text:soft-page-break/>
      <text:list text:style-name="LFO1" text:continue-numbering="true">
        <text:list-item>
          <text:p text:style-name="P33">L’eliminazione del salvataggio causa la modifica dei seguenti Use Case:</text:p>
          <text:list text:continue-numbering="true">
            <text:list-item>
              <text:p text:style-name="P34">UC24 Chiudi foglio di lavoro (No controlli foglio di lavoro salvato)</text:p>
              <text:list text:continue-numbering="true">
                <text:list-item>
                  <text:p text:style-name="P35">Il manutentore seleziona l’opzione “Chiudi foglio di lavoro”</text:p>
                </text:list-item>
                <text:list-item>
                  <text:p text:style-name="P36">Il sistema chiude il foglio di lavoro aperto che quindi non risulta più visibile nell’editor grafico</text:p>
                </text:list-item>
              </text:list>
            </text:list-item>
            <text:list-item>
              <text:p text:style-name="P37">UC1 Crea regola</text:p>
              <text:list text:continue-numbering="true">
                <text:list-item>
                  <text:p text:style-name="P38">No scenario alternativo 4a “Nome inserito gia esistente”</text:p>
                </text:list-item>
              </text:list>
            </text:list-item>
            <text:list-item>
              <text:p text:style-name="P39">UC8 Crea Operatore Complesso</text:p>
              <text:list text:continue-numbering="true">
                <text:list-item>
                  <text:p text:style-name="P40">No scenario alternativo 4a “Nome inserito gia esistente”</text:p>
                </text:list-item>
              </text:list>
            </text:list-item>
          </text:list>
        </text:list-item>
      </text:list>
      <text:p text:style-name="P41"><text:line-break/></text:p>
      <text:list text:style-name="LFO1" text:continue-numbering="true">
        <text:list-item>
          <text:p text:style-name="P42">La fuzionalita “annulla” al momento dell’inserimento Input/Output e settaggio parametri è considerata superflua in una prima versione, perciò i seguenti Use Case vengono così modificati:</text:p>
        </text:list-item>
      </text:list>
      <text:p text:style-name="P43"/>
      <text:list text:style-name="LFO1" text:continue-numbering="true">
        <text:list-item>
          <text:p text:style-name="P44">L’utilizzo della libreria “JOINT JS” ci vincola alle seguenti modifiche:</text:p>
        </text:list-item>
      </text:list>
      <text:p text:style-name="P45"/>
      <text:p text:style-name="P46">IV La libreria consente di modificare I wire senza selezionare il collegamento l’UC … Collega operatori viene modificato come segue</text:p>
      <text:p text:style-name="P47">V La libreria consente di mettere operatori sovrapposti perciò…</text:p>
      <text:p text:style-name="P48"/>
      <text:p text:style-name="P49"/>
      <text:p text:style-name="P50"/>
      <text:p text:style-name="P51">(Potrebbe aver senso in fase di implementazione rimuovere parte operatore complesso)</text:p>
      <text:p text:style-name="P52"/>
      <text:p text:style-name="Textbody"/>
      <text:h text:style-name="Titolo1" text:outline-level="1"><text:bookmark-start text:name="__RefHeading___Toc2876_1143973977"/><text:soft-page-break/>3 Models<text:bookmark-end text:name="__RefHeading___Toc2876_1143973977"/></text:h>
      <text:h text:style-name="Titolo2" text:outline-level="2"><text:bookmark-start text:name="__RefHeading___Toc2878_1143973977"/>3.1 Static Models<text:bookmark-end text:name="__RefHeading___Toc2878_1143973977"/></text:h>
      <text:h text:style-name="Titolo3" text:outline-level="3"><text:bookmark-start text:name="__RefHeading___Toc2880_1143973977"/>3.1.1 Use Cases Diagram<text:bookmark-end text:name="__RefHeading___Toc2880_1143973977"/></text:h>
      <text:h text:style-name="Titolo3" text:outline-level="3"><text:bookmark-start text:name="__RefHeading___Toc2882_1143973977"/>3.1.2 Class Diagram<text:bookmark-end text:name="__RefHeading___Toc2882_1143973977"/></text:h>
      <text:h text:style-name="Titolo3" text:outline-level="3"><text:bookmark-start text:name="__RefHeading___Toc2884_1143973977"/>3.1.3 Object Diagram<text:bookmark-end text:name="__RefHeading___Toc2884_1143973977"/></text:h>
      <text:h text:style-name="Titolo2" text:outline-level="2"><text:bookmark-start text:name="__RefHeading___Toc2886_1143973977"/>3.2 Dynamic Models<text:bookmark-end text:name="__RefHeading___Toc2886_1143973977"/></text:h>
      <text:h text:style-name="Titolo3" text:outline-level="3"><text:bookmark-start text:name="__RefHeading___Toc2888_1143973977"/>3.2.1 Sequence Diagrams<text:bookmark-end text:name="__RefHeading___Toc2888_1143973977"/></text:h>
      <text:h text:style-name="Titolo3" text:outline-level="3"><text:bookmark-start text:name="__RefHeading___Toc2890_1143973977"/>3.2.2 Activity Diagrams<text:bookmark-end text:name="__RefHeading___Toc2890_1143973977"/></text:h>
      <text:h text:style-name="Titolo3" text:outline-level="3"><text:bookmark-start text:name="__RefHeading___Toc2892_1143973977"/>3.2.3 State Machine Diagrams<text:bookmark-end text:name="__RefHeading___Toc2892_1143973977"/></text:h>
      <text:h text:style-name="Titolo3" text:outline-level="3">4.1 Vincoli Aggiuntivi</text:h>
      <text:p text:style-name="Textbody">Ogni Link deve connettere dati compatibili:</text:p>
      <text:p text:style-name="Textbody">Context Link:<text:line-break/>inv: self-&gt;getSourceElement()-&gt;getPort(self.attribute.source.port.id)-&gt;tipo==<text:s/>self-&gt;getTargetElement()-&gt;getPort(self.attribute.target.port.id)-&gt;tipo;</text:p>
      <text:p text:style-name="Textbody">Le porte source dei link devono essere out port e le porte target dei link devono essere in port</text:p>
      <text:p text:style-name="Textbody">Context Link:<text:line-break/>inv: self-&gt;getSourceElement()-&gt;getPort(self.attribute.source.port.id)-&gt;group==’out’;<text:line-break/>inv: self-&gt;getTargetElement()-&gt;getPort(self.attribute.target.port.id)-&gt;tipo==’in’;</text:p>
      <text:p text:style-name="Textbody">I parametri di un operatore semplice (se ne possiede) alla creazione sono <text:s/>settati di default essi possono poi venir modificati dal manutentore.</text:p>
      <text:p text:style-name="Textbody">Context OperatoreSemplice:<text:line-break/>init: self.paramValue=default;</text:p>
      <text:p text:style-name="Textbody">Vado ora a specificare i valori per ciascun operatore con parametric</text:p>
      <text:p text:style-name="Textbody">Context OperatoreSemplice:<text:line-break/>init: self.nome=’Costante’ implies self.hasParam==true implies self.paramValue=1;<text:line-break/>init: self.nome=’Contatore’ implies<text:s/>self.hasParam==true implies self.paramValue=false;<text:line-break/>init: self.nome=’Accumulatore’ implies self.hasParam==true implies self.paramValue=0;<text:line-break/>init: self.nome=’Media Mobile’ implies self.hasParam==true implies self.paramValue=0;<text:line-break/>init: self.nome=’Concatenatore’ implies self.hasParam==true implies self.paramValue=’ ‘;<text:line-break/>init: self.nome=’Aggregatore’ implies self.hasParam==true implies self.paramValue=1;<text:line-break/>init: self.nome=’Convertitore reale/intero’ implies self.hasParam==true implies self.paramValue=true;<text:line-break/>init: self.nome=’Comparatore’ implies self.hasParam==false;<text:line-break/>init: self.nome=’Somma’ implies self.hasParam==false;<text:line-break/>init: self.nome=’Differenza’ implies self.hasParam==false;<text:line-break/>init: self.nome=’Integratore’ implies self.hasParam==false;<text:line-break/><text:soft-page-break/>init: self.nome=’Derivatore’ implies<text:s/>self.hasParam==false;<text:line-break/>init: self.nome=’AND logico’ implies self.hasParam==false;<text:line-break/>init: self.nome=’ORlogico’ implies self.hasParam==false;<text:line-break/>init: self.nome=’NOT logico’ implies self.hasParam==false;<text:line-break/>init: self.nome=’XOR logico’ implies self.hasParam==false;<text:line-break/>init: self.nome=’Disgregatore’ implies self.hasParam==false;<text:line-break/>init: self.nome=’Convertitore intero/reale’ implies self.hasParam==false;<text:line-break/>init: self.nome=’Convertitore string/reale’ implies self.hasParam==false;<text:line-break/>init: self.nome=’Convertitore reale/string’ implies self.hasParam==false;<text:line-break/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tarSymbol" style:font-charset="x-symbol" svg:font-family="StarSymbol" style:font-family-generic="system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tar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drea Picasso</dc:creator>
    <meta:creation-date>2017-04-24T11:49:00Z</meta:creation-date>
    <dc:date>2017-04-29T14:35:00Z</dc:date>
    <meta:template xlink:href="Normal" xlink:type="simple"/>
    <meta:editing-cycles>6</meta:editing-cycles>
    <meta:editing-duration>PT3300S</meta:editing-duration>
    <meta:document-statistic meta:page-count="5" meta:paragraph-count="10" meta:word-count="767" meta:character-count="5135" meta:row-count="36" meta:non-whitespace-character-count="4378"/>
  </office:meta>
</office:document-meta>
</file>